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3in" table:align="margins" style:writing-mode="lr-tb"/>
    </style:style>
    <style:style style:name="Table2.A" style:family="table-column">
      <style:table-column-properties style:column-width="3.65in" style:rel-column-width="32767*"/>
    </style:style>
    <style:style style:name="Table2.B" style:family="table-column">
      <style:table-column-properties style:column-width="3.65in" style:rel-column-width="32768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7.3in" table:align="margins" style:writing-mode="lr-tb"/>
    </style:style>
    <style:style style:name="Table3.A" style:family="table-column">
      <style:table-column-properties style:column-width="1.625in" style:rel-column-width="14588*"/>
    </style:style>
    <style:style style:name="Table3.B" style:family="table-column">
      <style:table-column-properties style:column-width="5.675in" style:rel-column-width="50947*"/>
    </style:style>
    <style:style style:name="Table3.A1" style:family="table-cell">
      <style:table-cell-properties fo:padding-left="0.0403in" fo:padding-right="0.0403in" fo:padding-top="0.0201in" fo:padding-bottom="0.0201in" fo:border="none"/>
    </style:style>
    <style:style style:name="Table1" style:family="table">
      <style:table-properties style:width="7.3in" table:align="margins" style:writing-mode="lr-tb"/>
    </style:style>
    <style:style style:name="Table1.A" style:family="table-column">
      <style:table-column-properties style:column-width="3.5132in" style:rel-column-width="31541*"/>
    </style:style>
    <style:style style:name="Table1.B" style:family="table-column">
      <style:table-column-properties style:column-width="3.7868in" style:rel-column-width="33994*"/>
    </style:style>
    <style:style style:name="Table1.1" style:family="table-row">
      <style:table-row-properties style:min-row-height="0.1986in" fo:keep-together="auto"/>
    </style:style>
    <style:style style:name="Table1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5" style:family="table">
      <style:table-properties style:width="7.3in" table:align="margins" style:writing-mode="lr-tb"/>
    </style:style>
    <style:style style:name="Table5.A" style:family="table-column">
      <style:table-column-properties style:column-width="3.5132in" style:rel-column-width="31541*"/>
    </style:style>
    <style:style style:name="Table5.B" style:family="table-column">
      <style:table-column-properties style:column-width="3.7868in" style:rel-column-width="33994*"/>
    </style:style>
    <style:style style:name="Table5.1" style:family="table-row">
      <style:table-row-properties style:min-row-height="0.1986in" fo:keep-together="auto"/>
    </style:style>
    <style:style style:name="Table5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6" style:family="table">
      <style:table-properties style:width="7.3in" table:align="margins" style:writing-mode="lr-tb"/>
    </style:style>
    <style:style style:name="Table6.A" style:family="table-column">
      <style:table-column-properties style:column-width="3.5132in" style:rel-column-width="31541*"/>
    </style:style>
    <style:style style:name="Table6.B" style:family="table-column">
      <style:table-column-properties style:column-width="3.7868in" style:rel-column-width="33994*"/>
    </style:style>
    <style:style style:name="Table6.1" style:family="table-row">
      <style:table-row-properties style:min-row-height="0.1986in" fo:keep-together="auto"/>
    </style:style>
    <style:style style:name="Table6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7" style:family="table">
      <style:table-properties style:width="7.3in" table:align="margins" style:writing-mode="lr-tb"/>
    </style:style>
    <style:style style:name="Table7.A" style:family="table-column">
      <style:table-column-properties style:column-width="3.5132in" style:rel-column-width="31541*"/>
    </style:style>
    <style:style style:name="Table7.B" style:family="table-column">
      <style:table-column-properties style:column-width="3.7868in" style:rel-column-width="33994*"/>
    </style:style>
    <style:style style:name="Table7.1" style:family="table-row">
      <style:table-row-properties style:min-row-height="0.1986in" fo:keep-together="auto"/>
    </style:style>
    <style:style style:name="Table7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4" style:family="table">
      <style:table-properties style:width="7.3in" table:align="margins" style:writing-mode="lr-tb"/>
    </style:style>
    <style:style style:name="Table4.A" style:family="table-column">
      <style:table-column-properties style:column-width="3.65in" style:rel-column-width="32767*"/>
    </style:style>
    <style:style style:name="Table4.B" style:family="table-column">
      <style:table-column-properties style:column-width="3.65in" style:rel-column-width="32768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8" style:family="table" style:master-page-name="">
      <style:table-properties style:width="7.3in" style:page-number="auto" table:align="margins" style:writing-mode="lr-tb"/>
    </style:style>
    <style:style style:name="Table8.A" style:family="table-column">
      <style:table-column-properties style:column-width="3.5132in" style:rel-column-width="31541*"/>
    </style:style>
    <style:style style:name="Table8.B" style:family="table-column">
      <style:table-column-properties style:column-width="3.7868in" style:rel-column-width="33994*"/>
    </style:style>
    <style:style style:name="Table8.1" style:family="table-row">
      <style:table-row-properties style:min-row-height="0.1986in" fo:keep-together="auto"/>
    </style:style>
    <style:style style:name="Table8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P1" style:family="paragraph" style:parent-style-name="Standard">
      <style:text-properties style:font-name="Geneva" fo:font-size="10pt" fo:letter-spacing="-0.0071in" style:font-size-asian="10pt" style:font-name-complex="Helvetica" style:font-size-complex="10pt"/>
    </style:style>
    <style:style style:name="P2" style:family="paragraph" style:parent-style-name="Standard">
      <style:text-properties style:font-name="Geneva" fo:font-size="10pt" fo:letter-spacing="-0.0071in" officeooo:paragraph-rsid="002252e1" style:font-size-asian="10pt" style:font-name-complex="Helvetic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letter-spacing="-0.0071in" officeooo:rsid="0027649b" officeooo:paragraph-rsid="0027649b" style:font-size-asian="10pt" style:font-name-complex="Helvetica" style:font-size-complex="10pt"/>
    </style:style>
    <style:style style:name="P4" style:family="paragraph" style:parent-style-name="Standard">
      <style:text-properties style:font-name="Geneva" fo:font-size="10pt" fo:letter-spacing="-0.0071in" officeooo:paragraph-rsid="0027649b" style:font-size-asian="10pt" style:font-name-complex="Helvetica" style:font-size-complex="10pt"/>
    </style:style>
    <style:style style:name="P5" style:family="paragraph" style:parent-style-name="Standard">
      <style:paragraph-properties fo:line-height="115%"/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paragraph-properties fo:line-height="115%"/>
      <style:text-properties style:font-name="Geneva" fo:font-size="10pt" fo:letter-spacing="-0.0071in" fo:font-weight="bold" officeooo:rsid="001fcdac" officeooo:paragraph-rsid="001fcdac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Geneva" fo:font-size="12pt" fo:letter-spacing="-0.0071in" officeooo:paragraph-rsid="00264ea5" style:font-size-asian="12pt" style:font-name-complex="Helvetica" style:font-size-complex="12pt"/>
    </style:style>
    <style:style style:name="P8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1fcdac" officeooo:paragraph-rsid="002303fd" style:font-size-asian="9pt" style:font-name-complex="Helvetica" style:font-size-complex="9pt"/>
    </style:style>
    <style:style style:name="P9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a61d" officeooo:paragraph-rsid="002303fd" style:font-size-asian="9pt" style:font-name-complex="Helvetica" style:font-size-complex="9pt"/>
    </style:style>
    <style:style style:name="P10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cf44" officeooo:paragraph-rsid="002303fd" style:font-size-asian="9pt" style:font-name-complex="Helvetica" style:font-size-complex="9pt"/>
    </style:style>
    <style:style style:name="P11" style:family="paragraph" style:parent-style-name="Standard">
      <style:text-properties style:font-name="Geneva" fo:font-size="9pt" officeooo:rsid="0027649b" style:font-size-asian="9pt" style:font-name-complex="Helvetica" style:font-size-complex="9pt"/>
    </style:style>
    <style:style style:name="P12" style:family="paragraph" style:parent-style-name="Standard"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Geneva" fo:font-size="9pt" fo:letter-spacing="-0.0035in" fo:font-weight="normal" officeooo:rsid="0023f89f" officeooo:paragraph-rsid="0023f89f" style:font-size-asian="9pt" style:font-weight-asian="normal" style:font-name-complex="Helvetica" style:font-size-complex="9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16" style:family="paragraph" style:parent-style-name="Standard"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a984b" style:font-size-asian="9pt" style:font-name-complex="Helvetica" style:font-size-complex="9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dfd48" style:font-size-asian="9pt" style:font-name-complex="Helvetica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Geneva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Geneva" fo:font-size="10pt" officeooo:paragraph-rsid="0034e8f0" style:font-size-asian="10pt" style:font-size-complex="10pt"/>
    </style:style>
    <style:style style:name="P21" style:family="paragraph" style:parent-style-name="Table_20_Contents">
      <style:text-properties style:font-name="Geneva" fo:font-size="9pt" officeooo:rsid="002303fd" officeooo:paragraph-rsid="002303fd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Geneva" fo:font-size="9pt" officeooo:rsid="00264ea5" officeooo:paragraph-rsid="00264ea5" style:font-size-asian="9pt" style:font-size-complex="9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eneva" fo:font-size="20pt" fo:letter-spacing="-0.0071in" style:font-size-asian="20pt" style:font-name-complex="Helvetica" style:font-size-complex="20pt"/>
    </style:style>
    <style:style style:name="P24" style:family="paragraph" style:parent-style-name="Standard">
      <style:text-properties style:font-name="Geneva" fo:font-size="9pt" fo:letter-spacing="-0.0071in" style:font-size-asian="9pt" style:font-name-complex="Helvetica" style:font-size-complex="9pt"/>
    </style:style>
    <style:style style:name="P25" style:family="paragraph" style:parent-style-name="Standard" style:list-style-name="WW8Num5">
      <style:text-properties style:font-name="Geneva" fo:font-size="9pt" fo:letter-spacing="-0.0071in" officeooo:paragraph-rsid="002303fd" style:font-size-asian="9pt" style:font-name-complex="Helvetica" style:font-size-complex="9pt"/>
    </style:style>
    <style:style style:name="P26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303fd" officeooo:paragraph-rsid="003a7c5b" style:font-size-asian="9pt" style:font-name-complex="Helvetica" style:font-size-complex="9pt"/>
    </style:style>
    <style:style style:name="P27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officeooo:rsid="002303fd" officeooo:paragraph-rsid="0036e115" style:font-size-asian="9pt" style:font-name-complex="Helvetica" style:font-size-complex="9pt"/>
    </style:style>
    <style:style style:name="P28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officeooo:rsid="002303fd" officeooo:paragraph-rsid="00391ed6" style:font-size-asian="9pt" style:font-name-complex="Helvetica" style:font-size-complex="9pt"/>
    </style:style>
    <style:style style:name="P29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style:font-size-asian="9pt" style:font-name-complex="Helvetica" style:font-size-complex="9pt"/>
    </style:style>
    <style:style style:name="P30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paragraph-rsid="00391ed6" style:font-size-asian="9pt" style:font-name-complex="Helvetica" style:font-size-complex="9pt"/>
    </style:style>
    <style:style style:name="P31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a984b" officeooo:paragraph-rsid="002a984b" style:font-size-asian="9pt" style:font-name-complex="Helvetica" style:font-size-complex="9pt"/>
    </style:style>
    <style:style style:name="P32" style:family="paragraph" style:parent-style-name="Standard">
      <style:paragraph-properties fo:line-height="115%"/>
      <style:text-properties style:font-name="Geneva" fo:font-size="9pt" fo:letter-spacing="-0.0071in" officeooo:rsid="00264ea5" officeooo:paragraph-rsid="001fcdac" style:font-size-asian="9pt" style:font-name-complex="Helvetica" style:font-size-complex="9pt"/>
    </style:style>
    <style:style style:name="P33" style:family="paragraph" style:parent-style-name="Standard" style:list-style-name="WW8Num5">
      <style:text-properties style:font-name="Geneva" fo:font-size="9pt" fo:letter-spacing="-0.0071in" officeooo:rsid="00391ed6" officeooo:paragraph-rsid="00391ed6" style:font-size-asian="9pt" style:font-name-complex="Helvetica" style:font-size-complex="9pt"/>
    </style:style>
    <style:style style:name="P34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3a7c5b" officeooo:paragraph-rsid="003a7c5b" style:font-size-asian="9pt" style:font-name-complex="Helvetica" style:font-size-complex="9pt"/>
    </style:style>
    <style:style style:name="P35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6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7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38" style:family="paragraph" style:parent-style-name="Standard" style:list-style-name="WW8Num5">
      <style:text-properties style:font-name="Geneva" fo:font-size="9pt" fo:letter-spacing="-0.0071in" fo:font-weight="normal" officeooo:paragraph-rsid="002a984b" style:font-size-asian="9pt" style:font-weight-asian="normal" style:font-name-complex="Helvetica" style:font-size-complex="9pt" style:font-weight-complex="normal"/>
    </style:style>
    <style:style style:name="P39" style:family="paragraph" style:parent-style-name="Standard" style:list-style-name="WW8Num5">
      <style:text-properties style:font-name="Geneva" fo:font-size="9pt" fo:letter-spacing="-0.0071in" fo:font-weight="normal" officeooo:paragraph-rsid="002dfd48" style:font-size-asian="9pt" style:font-weight-asian="normal" style:font-name-complex="Helvetica" style:font-size-complex="9pt" style:font-weight-complex="normal"/>
    </style:style>
    <style:style style:name="P40" style:family="paragraph" style:parent-style-name="Standard">
      <style:text-properties style:font-name="Geneva" fo:font-size="9pt" fo:letter-spacing="-0.0071in" officeooo:paragraph-rsid="00264ea5" style:font-size-asian="7.84999990463257pt" style:font-name-complex="Helvetica" style:font-size-complex="9pt"/>
    </style:style>
    <style:style style:name="P41" style:family="paragraph" style:parent-style-name="Standard">
      <style:text-properties style:font-name="Geneva" fo:font-size="10pt" fo:letter-spacing="-0.0071in" fo:font-weight="bold" officeooo:paragraph-rsid="00391ed6" style:font-size-asian="10pt" style:font-weight-asian="bold" style:font-name-complex="Helvetica" style:font-size-complex="10pt" style:font-weight-complex="bold"/>
    </style:style>
    <style:style style:name="P42" style:family="paragraph" style:parent-style-name="Standard">
      <style:text-properties style:font-name="Geneva" fo:font-size="10pt" fo:font-weight="bold" officeooo:paragraph-rsid="00391ed6" style:font-size-asian="10pt" style:font-weight-asian="bold" style:font-name-complex="Helvetica" style:font-size-complex="10pt" style:font-weight-complex="bold"/>
    </style:style>
    <style:style style:name="P43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0cf44" style:font-size-asian="9pt" style:font-size-complex="9pt" fo:hyphenate="false" fo:hyphenation-remain-char-count="2" fo:hyphenation-push-char-count="2"/>
    </style:style>
    <style:style style:name="P44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14911" style:font-size-asian="9pt" style:font-size-complex="9pt" fo:hyphenate="false" fo:hyphenation-remain-char-count="2" fo:hyphenation-push-char-count="2"/>
    </style:style>
    <style:style style:name="P45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style:font-size-asian="9pt" style:font-size-complex="9pt" fo:hyphenate="false" fo:hyphenation-remain-char-count="2" fo:hyphenation-push-char-count="2"/>
    </style:style>
    <style:style style:name="P46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0cf44" style:font-size-asian="9pt" style:font-name-complex="Helvetica" style:font-size-complex="9pt" fo:hyphenate="false" fo:hyphenation-remain-char-count="2" fo:hyphenation-push-char-count="2"/>
    </style:style>
    <style:style style:name="P47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style:font-size-asian="9pt" style:font-name-complex="Helvetica" style:font-size-complex="9pt" fo:hyphenate="false" fo:hyphenation-remain-char-count="2" fo:hyphenation-push-char-count="2"/>
    </style:style>
    <style:style style:name="P48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a984b" style:font-size-asian="9pt" style:font-name-complex="Helvetica" style:font-size-complex="9pt" fo:hyphenate="false" fo:hyphenation-remain-char-count="2" fo:hyphenation-push-char-count="2"/>
    </style:style>
    <style:style style:name="P49" style:family="paragraph" style:parent-style-name="Standard" style:list-style-name="WW8Num5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3a7c5b" style:font-size-asian="9pt" style:font-name-complex="Helvetica" style:font-size-complex="9pt" fo:hyphenate="false" fo:hyphenation-remain-char-count="2" fo:hyphenation-push-char-count="2"/>
    </style:style>
    <style:style style:name="P50" style:family="paragraph" style:parent-style-name="Standard" style:list-style-name="WW8Num7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fo:letter-spacing="-0.0071in" officeooo:paragraph-rsid="002dfd48" style:font-size-asian="9pt" style:font-name-complex="Helvetica" style:font-size-complex="9pt" fo:hyphenate="false" fo:hyphenation-remain-char-count="2" fo:hyphenation-push-char-count="2"/>
    </style:style>
    <style:style style:name="P51" style:family="paragraph" style:parent-style-name="Standard" style:list-style-name="WW8Num3">
      <loext:graphic-properties draw:fill="none"/>
      <style:paragraph-properties fo:margin-left="0.3118in" fo:margin-right="0in" fo:orphans="0" fo:widows="0" fo:hyphenation-ladder-count="no-limit" fo:text-indent="-0.3118in" style:auto-text-indent="false" fo:background-color="transparent" style:writing-mode="lr-tb"/>
      <style:text-properties style:font-name="Geneva" fo:font-size="9pt" fo:font-weight="normal" officeooo:paragraph-rsid="0023f89f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52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use-window-font-color="true" style:font-name="Geneva" fo:font-size="9pt" fo:letter-spacing="-0.0071in" fo:language="en" fo:country="US" style:letter-kerning="true" style:font-name-asian="Arial Unicode MS1" style:font-size-asian="9pt" style:language-asian="zh" style:country-asian="CN" style:font-name-complex="Helvetica" style:font-size-complex="9pt" style:language-complex="hi" style:country-complex="IN" fo:hyphenate="false" fo:hyphenation-remain-char-count="2" fo:hyphenation-push-char-count="2"/>
    </style:style>
    <style:style style:name="P53" style:family="paragraph" style:parent-style-name="Standard" style:list-style-name="WW8Num1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a984b" officeooo:paragraph-rsid="002a984b" style:font-size-asian="9pt" style:font-name-complex="Helvetica" style:font-size-complex="9pt" fo:hyphenate="false" fo:hyphenation-remain-char-count="2" fo:hyphenation-push-char-count="2"/>
    </style:style>
    <style:style style:name="P54" style:family="paragraph" style:parent-style-name="Standard" style:list-style-name="WW8Num10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14911" officeooo:paragraph-rsid="00214911" style:font-size-asian="9pt" style:font-name-complex="Helvetica" style:font-size-complex="9pt" fo:hyphenate="false" fo:hyphenation-remain-char-count="2" fo:hyphenation-push-char-count="2"/>
    </style:style>
    <style:style style:name="P55" style:family="paragraph" style:parent-style-name="Standard" style:list-style-name="WW8Num5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paragraph-rsid="003a7c5b" style:font-size-asian="9pt" style:font-name-complex="Helvetica" style:font-size-complex="9pt" fo:hyphenate="false" fo:hyphenation-remain-char-count="2" fo:hyphenation-push-char-count="2"/>
    </style:style>
    <style:style style:name="P56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7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8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59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dfd48" officeooo:paragraph-rsid="002dfd48" style:font-size-asian="9pt" style:font-weight-asian="bold" style:font-name-complex="Helvetica" style:font-size-complex="9pt" style:font-weight-complex="bold"/>
    </style:style>
    <style:style style:name="P60" style:family="paragraph">
      <loext:graphic-properties draw:fill-color="#000000"/>
      <style:paragraph-properties fo:text-align="center"/>
    </style:style>
    <style:style style:name="T1" style:family="text">
      <style:text-properties fo:letter-spacing="-0.0071in"/>
    </style:style>
    <style:style style:name="T2" style:family="text">
      <style:text-properties fo:letter-spacing="-0.0071in" style:font-name-complex="Helvetica"/>
    </style:style>
    <style:style style:name="T3" style:family="text">
      <style:text-properties fo:letter-spacing="-0.0071in" officeooo:rsid="0020cf44" style:font-name-complex="Helvetica"/>
    </style:style>
    <style:style style:name="T4" style:family="text">
      <style:text-properties fo:letter-spacing="-0.0071in" officeooo:rsid="002a984b" style:font-name-complex="Helvetica"/>
    </style:style>
    <style:style style:name="T5" style:family="text">
      <style:text-properties fo:letter-spacing="-0.0071in" officeooo:rsid="00214911" style:font-name-complex="Helvetica"/>
    </style:style>
    <style:style style:name="T6" style:family="text">
      <style:text-properties fo:letter-spacing="-0.0071in" officeooo:rsid="0034bfb1" style:font-name-complex="Helvetica"/>
    </style:style>
    <style:style style:name="T7" style:family="text">
      <style:text-properties fo:letter-spacing="-0.0071in" officeooo:rsid="002a984b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204021"/>
    </style:style>
    <style:style style:name="T10" style:family="text">
      <style:text-properties officeooo:rsid="0020a61d"/>
    </style:style>
    <style:style style:name="T11" style:family="text">
      <style:text-properties officeooo:rsid="0020cf44"/>
    </style:style>
    <style:style style:name="T12" style:family="text">
      <style:text-properties officeooo:rsid="00214911"/>
    </style:style>
    <style:style style:name="T13" style:family="text">
      <style:text-properties officeooo:rsid="002326e2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64ea5"/>
    </style:style>
    <style:style style:name="T16" style:family="text">
      <style:text-properties officeooo:rsid="002953a6"/>
    </style:style>
    <style:style style:name="T17" style:family="text">
      <style:text-properties officeooo:rsid="002dfd48"/>
    </style:style>
    <style:style style:name="T18" style:family="text">
      <style:text-properties officeooo:rsid="0034bfb1"/>
    </style:style>
    <style:style style:name="T19" style:family="text">
      <style:text-properties officeooo:rsid="00391ed6"/>
    </style:style>
    <style:style style:name="T20" style:family="text">
      <style:text-properties officeooo:rsid="003a7c5b"/>
    </style:style>
    <style:style style:name="T21" style:family="text">
      <style:text-properties fo:font-weight="bold" officeooo:rsid="003a7c5b" style:font-weight-asian="bold" style:font-weight-complex="bol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icole Wilbur</text:p>
      <text:p text:style-name="P3">Montrose, Colorado</text:p>
      <text:p text:style-name="P1"><draw:line text:anchor-type="paragraph" draw:z-index="0" draw:name="Shape1" draw:style-name="gr1" draw:text-style-name="P60" svg:x1="-0.139in" svg:y1="0.0685in" svg:x2="7.439in" svg:y2="0.061in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a xlink:type="simple" xlink:href="mailto:nic.eli.wil@gmail.com" text:style-name="Internet_20_link" text:visited-style-name="Visited_20_Internet_20_Link"><text:span text:style-name="T15">n</text:span></text:a><text:a xlink:type="simple" xlink:href="mailto:nic.eli.wil@gmail.com" text:style-name="Internet_20_link" text:visited-style-name="Visited_20_Internet_20_Link">ic.</text:a><text:a xlink:type="simple" xlink:href="mailto:nic.eli.wil@gmail.com" text:style-name="Internet_20_link" text:visited-style-name="Visited_20_Internet_20_Link"><text:span text:style-name="T15">e</text:span></text:a><text:a xlink:type="simple" xlink:href="mailto:nic.eli.wil@gmail.com" text:style-name="Internet_20_link" text:visited-style-name="Visited_20_Internet_20_Link">li.</text:a><text:a xlink:type="simple" xlink:href="mailto:nic.eli.wil@gmail.com" text:style-name="Internet_20_link" text:visited-style-name="Visited_20_Internet_20_Link"><text:span text:style-name="T15">w</text:span></text:a><text:a xlink:type="simple" xlink:href="mailto:nic.eli.wil@gmail.com" text:style-name="Internet_20_link" text:visited-style-name="Visited_20_Internet_20_Link">il@gmail.com</text:a> <text:tab/></text:p>
          </table:table-cell>
          <table:table-cell table:style-name="Table2.A1" office:value-type="string">
            <text:p text:style-name="P20"><text:a xlink:type="simple" xlink:href="http://www.linkedin.com/in/nicole-wilbur-135abb4b" text:style-name="Internet_20_link" text:visited-style-name="Visited_20_Internet_20_Link">www.linkedin.com/in/nicolewilbur</text:a> </text:p>
          </table:table-cell>
        </table:table-row>
        <table:table-row>
          <table:table-cell table:style-name="Table2.A1" office:value-type="string">
            <text:p text:style-name="P4">972-746-5696</text:p>
          </table:table-cell>
          <table:table-cell table:style-name="Table2.A1" office:value-type="string">
            <text:p text:style-name="P19"><text:a xlink:type="simple" xlink:href="https://github.com/NicoleWilbur" text:style-name="Internet_20_link" text:visited-style-name="Visited_20_Internet_20_Link">https://github.com/NicoleWilbur</text:a> </text:p>
          </table:table-cell>
        </table:table-row>
      </table:table>
      <text:p text:style-name="P1"><draw:line text:anchor-type="paragraph" draw:z-index="1" draw:name="Shape1" draw:style-name="gr1" draw:text-style-name="P60" svg:x1="-0.139in" svg:y1="0.0583in" svg:x2="7.439in" svg:y2="0.0508in"><text:p/></draw:line></text:p>
      <text:p text:style-name="P6"/>
      <text:p text:style-name="P6">Technical Skill <text:span text:style-name="T10">Highlight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Excel</text:p>
          </table:table-cell>
          <table:table-cell table:style-name="Table3.A1" office:value-type="string">
            <text:p text:style-name="P8"><text:span text:style-name="T9">P</text:span>ivot <text:span text:style-name="T9">T</text:span>ables <text:span text:style-name="T9">and Charts</text:span>; <text:span text:style-name="T9">Logical, Text, Data functions; Sorting and Permissions; Conditional Formatting</text:span></text:p>
          </table:table-cell>
        </table:table-row>
        <table:table-row>
          <table:table-cell table:style-name="Table3.A1" office:value-type="string">
            <text:p text:style-name="P21">SQL</text:p>
          </table:table-cell>
          <table:table-cell table:style-name="Table3.A1" office:value-type="string">
            <text:p text:style-name="P22">Aggregations, Subqueries, Data Cleaning, Windows Functions, Advanced Joins</text:p>
          </table:table-cell>
        </table:table-row>
        <table:table-row>
          <table:table-cell table:style-name="Table3.A1" office:value-type="string">
            <text:p text:style-name="P21">Other</text:p>
          </table:table-cell>
          <table:table-cell table:style-name="Table3.A1" office:value-type="string">
            <text:p text:style-name="P9">Tableau, PostgreSQL, Git, <text:s/>Python (currently learning)</text:p>
          </table:table-cell>
        </table:table-row>
        <table:table-row>
          <table:table-cell table:style-name="Table3.A1" office:value-type="string">
            <text:p text:style-name="P21">Healthcare Specific</text:p>
          </table:table-cell>
          <table:table-cell table:style-name="Table3.A1" office:value-type="string">
            <text:p text:style-name="P10">Centricity, NextGen, Greenway, Visualutions </text:p>
          </table:table-cell>
        </table:table-row>
      </table:table>
      <text:p text:style-name="P32"/>
      <text:p text:style-name="P5"><text:span text:style-name="T10">Non-Technical </text:span>Skill Highligh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784039984" text:style-name="WW8Num5">
              <text:list-item>
                <text:p text:style-name="P25">8 years business and technical writing</text:p>
              </text:list-item>
            </text:list>
          </table:table-cell>
          <table:table-cell table:style-name="Table1.A1" office:value-type="string">
            <text:list xml:id="list130446949225540" text:continue-numbering="true" text:style-name="WW8Num5">
              <text:list-header>
                <text:p text:style-name="P26"><text:span text:style-name="T16">6</text:span> years data and reporting</text:p>
              </text:list-header>
            </text:list>
          </table:table-cell>
        </table:table-row>
      </table:table>
      <text:section text:style-name="Sect1" text:name="Section1">
        <text:p text:style-name="P24"/>
        <text:p text:style-name="P41"><text:span text:style-name="T19">Projects</text:span></text:p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list xml:id="list130445577466300" text:continue-numbering="true" text:style-name="WW8Num5">
                <text:list-item>
                  <text:p text:style-name="P33">SQL DVD Rental Database</text:p>
                </text:list-item>
              </text:list>
            </table:table-cell>
            <table:table-cell table:style-name="Table8.A1" office:value-type="string">
              <text:list xml:id="list130445661641508" text:continue-numbering="true" text:style-name="WW8Num5">
                <text:list-header>
                  <text:p text:style-name="P34"/>
                </text:list-header>
              </text:list>
            </table:table-cell>
          </table:table-row>
        </table:table>
        <text:list xml:id="list130447224511439" text:continue-numbering="true" text:style-name="WW8Num5">
          <text:list-item>
            <text:p text:style-name="P55"><text:span text:style-name="T18">Analyzed movies by category and type to find the top quartiles for both popularity and revenue.</text:span></text:p>
          </text:list-item>
          <text:list-item>
            <text:p text:style-name="P49"><text:span text:style-name="T21">Identified the customers most frequently renting movies in the top quartile.</text:span></text:p>
            <text:p text:style-name="P49"><text:span text:style-name="T21"/></text:p>
          </text:list-item>
        </text:list>
        <text:p text:style-name="P42"><text:span text:style-name="T1">E</text:span><text:span text:style-name="T7">xperience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list xml:id="list130447149450939" text:continue-numbering="true" text:style-name="WW8Num5">
                <text:list-header>
                  <text:p text:style-name="P35">Quality Assurance Director</text:p>
                </text:list-header>
              </text:list>
            </table:table-cell>
            <table:table-cell table:style-name="Table5.A1" office:value-type="string">
              <text:list xml:id="list130446114373946" text:continue-numbering="true" text:style-name="WW8Num5">
                <text:list-header>
                  <text:p text:style-name="P36">The Center for Mental Health</text:p>
                </text:list-header>
              </text:list>
            </table:table-cell>
          </table:table-row>
          <table:table-row table:style-name="Table5.1">
            <table:table-cell table:style-name="Table5.A1" office:value-type="string">
              <text:list xml:id="list130447168924106" text:continue-numbering="true" text:style-name="WW8Num5">
                <text:list-item>
                  <text:p text:style-name="P38"><text:span text:style-name="T11">11/</text:span>2018-<text:span text:style-name="T11">8/2019</text:span></text:p>
                </text:list-item>
              </text:list>
            </table:table-cell>
            <table:table-cell table:style-name="Table5.A1" office:value-type="string">
              <text:list xml:id="list130447256095718" text:continue-numbering="true" text:style-name="WW8Num5">
                <text:list-header>
                  <text:p text:style-name="P31"/>
                </text:list-header>
              </text:list>
            </table:table-cell>
          </table:table-row>
        </table:table>
        <text:list xml:id="list4099928507" text:style-name="WW8Num1">
          <text:list-item>
            <text:p text:style-name="P43"><text:span text:style-name="T4">Analyz</text:span><text:span text:style-name="T6">ed</text:span><text:span text:style-name="T4">, report</text:span><text:span text:style-name="T6">ed</text:span><text:span text:style-name="T4">,</text:span><text:span text:style-name="T2"> summariz</text:span><text:span text:style-name="T6">ed</text:span><text:span text:style-name="T2">, trac</text:span><text:span text:style-name="T6">ked</text:span><text:span text:style-name="T2">, and communicat</text:span><text:span text:style-name="T6">ed</text:span><text:span text:style-name="T2"> </text:span><text:span text:style-name="T4">data </text:span><text:span text:style-name="T2">inter- </text:span><text:span text:style-name="T4">and intra-agency</text:span></text:p>
          </text:list-item>
          <text:list-item>
            <text:p text:style-name="P46">Submitt<text:span text:style-name="T18">ed</text:span> quarterly grant and progress reports to funders including the State of Colorado Office of Behavioral Health</text:p>
          </text:list-item>
          <text:list-item>
            <text:p text:style-name="P47">Wr<text:span text:style-name="T18">ote</text:span> policies, procedures, workflows, click-by-click instruction manuals, and trainings</text:p>
          </text:list-item>
        </text:list>
        <text:list xml:id="list157258057" text:style-name="WW8Num10">
          <text:list-item>
            <text:p text:style-name="P45"><text:span text:style-name="T4">S</text:span><text:span text:style-name="T3">ubmitted data and analysis</text:span><text:span text:style-name="T2"> </text:span><text:span text:style-name="T3">on two quality improvement incentive programs grossing over </text:span><text:span text:style-name="T2">$2</text:span><text:span text:style-name="T3">50</text:span><text:span text:style-name="T2">,000</text:span></text:p>
          </text:list-item>
        </text:list>
        <text:p text:style-name="P1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list xml:id="list130445854116102" text:continue-list="list130447256095718" text:style-name="WW8Num5">
                <text:list-header>
                  <text:p text:style-name="P56">Analytics and Innovation Director</text:p>
                </text:list-header>
              </text:list>
            </table:table-cell>
            <table:table-cell table:style-name="Table6.A1" office:value-type="string">
              <text:list xml:id="list130447434029139" text:continue-numbering="true" text:style-name="WW8Num5">
                <text:list-header>
                  <text:p text:style-name="P57">Prism Health North Texas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30447617020544" text:continue-numbering="true" text:style-name="WW8Num5">
                <text:list-item>
                  <text:p text:style-name="P38"><text:span text:style-name="T12">7/</text:span>2016-<text:span text:style-name="T12">11/</text:span>2018</text:p>
                </text:list-item>
              </text:list>
            </table:table-cell>
            <table:table-cell table:style-name="Table6.A1" office:value-type="string">
              <text:list xml:id="list130446172452946" text:continue-numbering="true" text:style-name="WW8Num5">
                <text:list-header>
                  <text:p text:style-name="P36"/>
                </text:list-header>
              </text:list>
            </table:table-cell>
          </table:table-row>
        </table:table>
        <text:list xml:id="list130445561034717" text:continue-list="list4099928507" text:style-name="WW8Num1">
          <text:list-item>
            <text:p text:style-name="P44"><text:span text:style-name="T4">Data collection, monitoring, and reporting for the </text:span><text:span text:style-name="T5">Centers for Medicaid and Medicare Services (CMS) Merit-Based Incentive Program (MIPS</text:span><text:span text:style-name="T4">)</text:span></text:p>
          </text:list-item>
          <text:list-item>
            <text:p text:style-name="P53">Making data-driven decisions based on performance measure evaluation and tracking</text:p>
          </text:list-item>
          <text:list-item>
            <text:p text:style-name="P48">Reporting <text:span text:style-name="T12">of </text:span>data and outcomes to federal, state, and local regulatory agencies</text:p>
          </text:list-item>
        </text:list>
        <text:list xml:id="list130445722268316" text:continue-list="list157258057" text:style-name="WW8Num10">
          <text:list-item>
            <text:p text:style-name="P54">Led the agency to a successful reporting for the first year of MIPS. The agency received a positive payment adjustment equivalent to several percentages of total Medicare dollars to be billed in 2020</text:p>
          </text:list-item>
          <text:list-item>
            <text:p text:style-name="P52">TMF Quality Innovation Network quality consultant highlighted as a “high performer.”</text:p>
          </text:list-item>
        </text:list>
        <text:p text:style-name="P18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130447314502495" text:continue-list="list130446172452946" text:style-name="WW8Num5">
                <text:list-header>
                  <text:p text:style-name="P59">Clinic Administrator</text:p>
                </text:list-header>
              </text:list>
            </table:table-cell>
            <table:table-cell table:style-name="Table7.A1" office:value-type="string">
              <text:list xml:id="list130445599818664" text:continue-numbering="true" text:style-name="WW8Num5">
                <text:list-header>
                  <text:p text:style-name="P58">Prism Health North Texas</text:p>
                </text:list-header>
              </text:list>
            </table:table-cell>
          </table:table-row>
          <table:table-row table:style-name="Table7.1">
            <table:table-cell table:style-name="Table7.A1" office:value-type="string">
              <text:list xml:id="list130446914838064" text:continue-numbering="true" text:style-name="WW8Num5">
                <text:list-item>
                  <text:p text:style-name="P39"><text:span text:style-name="T12">7/</text:span>201<text:span text:style-name="T17">2-7/</text:span>201<text:span text:style-name="T17">6</text:span></text:p>
                </text:list-item>
              </text:list>
            </table:table-cell>
            <table:table-cell table:style-name="Table7.A1" office:value-type="string">
              <text:list xml:id="list130446070622488" text:continue-numbering="true" text:style-name="WW8Num5">
                <text:list-header>
                  <text:p text:style-name="P37"/>
                </text:list-header>
              </text:list>
            </table:table-cell>
          </table:table-row>
        </table:table>
        <text:list xml:id="list45516145" text:style-name="WW8Num7">
          <text:list-item>
            <text:p text:style-name="P50">Created tools <text:span text:style-name="T13">and reports </text:span>for benchmarking performance</text:p>
          </text:list-item>
          <text:list-item>
            <text:p text:style-name="P50">Built <text:span text:style-name="T17">the admin of</text:span> Centricity <text:span text:style-name="T17">and implemented the system agency-wide. First step in ensuring CMS incentive dollars above.</text:span></text:p>
          </text:list-item>
        </text:list>
        <text:p text:style-name="P40"/>
        <text:p text:style-name="P7"><text:span text:style-name="T8">Education</text:span><text:span text:style-name="T14"><text:tab/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2">Programming for Data Science Nanodegree</text:p>
            </table:table-cell>
            <table:table-cell table:style-name="Table4.A1" office:value-type="string">
              <text:p text:style-name="P13">Udacity</text:p>
            </table:table-cell>
          </table:table-row>
          <table:table-row>
            <table:table-cell table:style-name="Table4.A1" office:value-type="string">
              <text:p text:style-name="P14">Master of Women’s Health</text:p>
            </table:table-cell>
            <table:table-cell table:style-name="Table4.A1" office:value-type="string">
              <text:p text:style-name="P15">University of Melbourne </text:p>
            </table:table-cell>
          </table:table-row>
          <table:table-row>
            <table:table-cell table:style-name="Table4.A1" office:value-type="string">
              <text:p text:style-name="P16">Bachelor of Arts Sociology</text:p>
            </table:table-cell>
            <table:table-cell table:style-name="Table4.A1" office:value-type="string">
              <text:p text:style-name="P15">Whittier College</text:p>
            </table:table-cell>
          </table:table-row>
          <table:table-row>
            <table:table-cell table:style-name="Table4.A1" table:number-columns-spanned="2" office:value-type="string">
              <text:list xml:id="list2220881040" text:style-name="WW8Num3">
                <text:list-item>
                  <text:p text:style-name="P51">Member of Sigma Tau Delta – English Honor Society; Alpha Kappa Delta – Sociology Honor Societ<text:span text:style-name="T17">y</text:span></text:p>
                </text:list-item>
              </text:list>
            </table:table-cell>
            <table:covered-table-cell/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2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3z0" style:family="text">
      <style:text-properties style:font-name="Wingdings" fo:font-family="Wingdings" style:font-family-generic="decorative" style:font-pitch="variable" style:font-charset="x-symbol" fo:font-size="8pt" fo:letter-spacing="-0.0035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4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5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6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7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9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0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1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letter-kerning="true" style:font-name-asian="Arial Unicode MS1" style:font-family-asian="'Arial Unicode MS'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charset="x-symbol" fo:font-size="6pt" style:font-name-asian="OpenSymbol" style:font-family-asian="OpenSymbol, 'Arial Unicode MS'" style:font-charset-asian="x-symbol" style:font-size-asian="6pt" style:font-name-complex="OpenSymbol" style:font-family-complex="OpenSymbol, 'Arial Unicode MS'" style:font-charset-complex="x-symbol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0.787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76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0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8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Wilbur</meta:initial-creator>
    <meta:creation-date>2019-06-19T18:39:00</meta:creation-date>
    <dc:date>2019-10-03T13:04:45.189831386</dc:date>
    <meta:editing-cycles>16</meta:editing-cycles>
    <meta:editing-duration>PT44M48S</meta:editing-duration>
    <meta:generator>LibreOffice/6.2.5.2$MacOSX_X86_64 LibreOffice_project/1ec314fa52f458adc18c4f025c545a4e8b22c159</meta:generator>
    <meta:document-statistic meta:table-count="8" meta:image-count="0" meta:object-count="0" meta:page-count="1" meta:paragraph-count="56" meta:word-count="342" meta:character-count="2378" meta:non-whitespace-character-count="2108"/>
  </office:meta>
</office:document-meta>
</file>